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82.54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71.01pt"/>
    </style:style>
    <style:style style:name="co7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pt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61"/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5.89pt" svg:y="194.85pt">
            <draw:object draw:notify-on-update-of-ranges="Sheet1.S27:Sheet1.S27 Sheet1.S28:Sheet1.S32 Sheet1.T27:Sheet1.T27 Sheet1.T28:Sheet1.T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7.16pt" svg:y="450.06pt">
            <draw:object draw:notify-on-update-of-ranges="Sheet1.P27:Sheet1.P27 Sheet1.P28:Sheet1.P32 Sheet1.R27:Sheet1.R27 Sheet1.R28:Sheet1.R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2" table:default-cell-style-name="Default"/>
        <table:table-row table:style-name="ro1" table:number-rows-repeated="26">
          <table:table-cell table:number-columns-repeated="20"/>
        </table:table-row>
        <table:table-row table:style-name="ro1">
          <table:table-cell table:number-columns-repeated="13"/>
          <table:table-cell table:style-name="ce2"/>
          <table:table-cell table:style-name="ce6" office:value-type="string" calcext:value-type="string">
            <text:p>Solver Type</text:p>
          </table:table-cell>
          <table:table-cell table:style-name="ce6" office:value-type="string" calcext:value-type="string">
            <text:p>LU Iteration Time</text:p>
          </table:table-cell>
          <table:table-cell table:style-name="ce6" office:value-type="string" calcext:value-type="string">
            <text:p>LU Decomp. Time</text:p>
          </table:table-cell>
          <table:table-cell table:style-name="ce6" office:value-type="string" calcext:value-type="string">
            <text:p>GS Iteration Time</text:p>
          </table:table-cell>
          <table:table-cell table:style-name="ce6" office:value-type="string" calcext:value-type="string">
            <text:p>LU Total Time</text:p>
          </table:table-cell>
          <table:table-cell table:style-name="ce10" office:value-type="string" calcext:value-type="string">
            <text:p>GS Total Time</text:p>
          </table:table-cell>
        </table:table-row>
        <table:table-row table:style-name="ro1">
          <table:table-cell table:number-columns-repeated="13"/>
          <table:table-cell table:style-name="ce3" office:value-type="string" calcext:value-type="string" table:number-columns-spanned="1" table:number-rows-spanned="5">
            <text:p>Average time taken to solve meshes of sizes: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196" calcext:value-type="float">
            <text:p>0.196</text:p>
          </table:table-cell>
          <table:table-cell table:style-name="ce9" office:value-type="float" office:value="0.006011" calcext:value-type="float">
            <text:p>0.006011</text:p>
          </table:table-cell>
          <table:table-cell table:formula="of:=19*[.P28]+[.Q28]" office:value-type="float" office:value="0.265996" calcext:value-type="float">
            <text:p>0.265996</text:p>
          </table:table-cell>
          <table:table-cell table:style-name="ce11" table:formula="of:=20*[.R28]" office:value-type="float" office:value="0.12022" calcext:value-type="float">
            <text:p>0.12022</text:p>
          </table:table-cell>
        </table:table-row>
        <table:table-row table:style-name="ro1">
          <table:table-cell table:number-columns-repeated="13"/>
          <table:covered-table-cell table:style-name="ce4"/>
          <table:table-cell table:style-name="ce4" office:value-type="float" office:value="20" calcext:value-type="float">
            <text:p>20</text:p>
          </table:table-cell>
          <table:table-cell office:value-type="float" office:value="0.04143" calcext:value-type="float">
            <text:p>0.04143</text:p>
          </table:table-cell>
          <table:table-cell office:value-type="float" office:value="5.772" calcext:value-type="float">
            <text:p>5.772</text:p>
          </table:table-cell>
          <table:table-cell table:style-name="ce9" office:value-type="float" office:value="0.1142" calcext:value-type="float">
            <text:p>0.1142</text:p>
          </table:table-cell>
          <table:table-cell table:formula="of:=19*[.P29]+[.Q29]" office:value-type="float" office:value="6.55917" calcext:value-type="float">
            <text:p>6.55917</text:p>
          </table:table-cell>
          <table:table-cell table:style-name="ce11" table:formula="of:=20*[.R29]" office:value-type="float" office:value="2.284" calcext:value-type="float">
            <text:p>2.284</text:p>
          </table:table-cell>
        </table:table-row>
        <table:table-row table:style-name="ro1">
          <table:table-cell table:number-columns-repeated="13"/>
          <table:covered-table-cell table:style-name="ce4"/>
          <table:table-cell table:style-name="ce4" office:value-type="float" office:value="30" calcext:value-type="float">
            <text:p>30</text:p>
          </table:table-cell>
          <table:table-cell office:value-type="float" office:value="0.1992" calcext:value-type="float">
            <text:p>0.1992</text:p>
          </table:table-cell>
          <table:table-cell office:value-type="float" office:value="66.26" calcext:value-type="float">
            <text:p>66.26</text:p>
          </table:table-cell>
          <table:table-cell table:style-name="ce9" office:value-type="float" office:value="0.5917" calcext:value-type="float">
            <text:p>0.5917</text:p>
          </table:table-cell>
          <table:table-cell table:formula="of:=19*[.P30]+[.Q30]" office:value-type="float" office:value="70.0448" calcext:value-type="float">
            <text:p>70.0448</text:p>
          </table:table-cell>
          <table:table-cell table:style-name="ce11" table:formula="of:=20*[.R30]" office:value-type="float" office:value="11.834" calcext:value-type="float">
            <text:p>11.834</text:p>
          </table:table-cell>
        </table:table-row>
        <table:table-row table:style-name="ro1">
          <table:table-cell table:number-columns-repeated="13"/>
          <table:covered-table-cell table:style-name="ce4"/>
          <table:table-cell table:style-name="ce4" office:value-type="float" office:value="40" calcext:value-type="float">
            <text:p>40</text:p>
          </table:table-cell>
          <table:table-cell office:value-type="float" office:value="0.5907" calcext:value-type="float">
            <text:p>0.5907</text:p>
          </table:table-cell>
          <table:table-cell office:value-type="float" office:value="376.5" calcext:value-type="float">
            <text:p>376.5</text:p>
          </table:table-cell>
          <table:table-cell table:style-name="ce9" office:value-type="float" office:value="2.371" calcext:value-type="float">
            <text:p>2.371</text:p>
          </table:table-cell>
          <table:table-cell table:formula="of:=19*[.P31]+[.Q31]" office:value-type="float" office:value="387.7233" calcext:value-type="float">
            <text:p>387.7233</text:p>
          </table:table-cell>
          <table:table-cell table:style-name="ce11" table:formula="of:=20*[.R31]" office:value-type="float" office:value="47.42" calcext:value-type="float">
            <text:p>47.42</text:p>
          </table:table-cell>
        </table:table-row>
        <table:table-row table:style-name="ro1">
          <table:table-cell table:number-columns-repeated="13"/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7" office:value-type="float" office:value="1.448" calcext:value-type="float">
            <text:p>1.448</text:p>
          </table:table-cell>
          <table:table-cell table:style-name="ce7" office:value-type="float" office:value="1472" calcext:value-type="float">
            <text:p>1472</text:p>
          </table:table-cell>
          <table:table-cell table:style-name="ce7" office:value-type="float" office:value="4.842" calcext:value-type="float">
            <text:p>4.842</text:p>
          </table:table-cell>
          <table:table-cell table:style-name="ce7" table:formula="of:=19*[.P32]+[.Q32]" office:value-type="float" office:value="1499.512" calcext:value-type="float">
            <text:p>1499.512</text:p>
          </table:table-cell>
          <table:table-cell table:style-name="ce11" table:formula="of:=20*[.R32]" office:value-type="float" office:value="96.84" calcext:value-type="float">
            <text:p>96.84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0.0001791" calcext:value-type="float">
            <text:p>0.0001791</text:p>
          </table:table-cell>
          <table:table-cell office:value-type="float" office:value="0.08134" calcext:value-type="float">
            <text:p>0.08134</text:p>
          </table:table-cell>
          <table:table-cell office:value-type="float" office:value="0.001241" calcext:value-type="float">
            <text:p>0.001241</text:p>
          </table:table-cell>
          <table:table-cell table:style-name="ce7" table:formula="of:=19*[.P33]+[.Q33]" office:value-type="float" office:value="0.0847429" calcext:value-type="float">
            <text:p>0.0847429</text:p>
          </table:table-cell>
          <table:table-cell table:style-name="ce11" table:formula="of:=20*[.R33]" office:value-type="float" office:value="0.02482" calcext:value-type="float">
            <text:p>0.02482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table:style-name="ce8" office:value-type="float" office:value="0.00004339" calcext:value-type="float">
            <text:p>4.34E-05</text:p>
          </table:table-cell>
          <table:table-cell office:value-type="float" office:value="0.008106" calcext:value-type="float">
            <text:p>0.008106</text:p>
          </table:table-cell>
          <table:table-cell office:value-type="float" office:value="0.0005534" calcext:value-type="float">
            <text:p>0.0005534</text:p>
          </table:table-cell>
          <table:table-cell table:style-name="ce7" table:formula="of:=19*[.P34]+[.Q34]" office:value-type="float" office:value="0.00893041" calcext:value-type="float">
            <text:p>0.00893041</text:p>
          </table:table-cell>
          <table:table-cell table:style-name="ce11" table:formula="of:=20*[.R34]" office:value-type="float" office:value="0.011068" calcext:value-type="float">
            <text:p>0.011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12:50:43.490692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12:50:45.703461952</meta:creation-date>
    <meta:editing-duration>PT1H18S</meta:editing-duration>
    <meta:editing-cycles>12</meta:editing-cycles>
    <meta:generator>LibreOffice/6.0.7.3$Linux_X86_64 LibreOffice_project/00m0$Build-3</meta:generator>
    <dc:date>2021-10-22T15:20:10.761220739</dc:date>
    <meta:document-statistic meta:table-count="1" meta:cell-count="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44cm" svg:y="0.316cm" chart:style-name="ch2">
          <text:p>Solver Time for LU and GS</text:p>
        </chart:title>
        <chart:legend chart:legend-position="end" svg:x="12.407cm" svg:y="3.952cm" style:legend-expansion="high" chart:style-name="ch3"/>
        <chart:plot-area chart:style-name="ch4" table:cell-range-address="Sheet1.S27:Sheet1.T32" chart:data-source-has-labels="row" svg:x="1.331cm" svg:y="1.275cm" svg:width="10.756cm" svg:height="6.564cm">
          <chartooo:coordinate-region svg:x="2.138cm" svg:y="1.474cm" svg:width="9.67cm" svg:height="5.718cm"/>
          <chart:axis chart:dimension="x" chart:name="primary-x" chart:style-name="ch5">
            <chart:title svg:x="5.712cm" svg:y="8.019cm" chart:style-name="ch6">
              <text:p>Mesh Length</text:p>
            </chart:title>
          </chart:axis>
          <chart:axis chart:dimension="y" chart:name="primary-y" chart:style-name="ch5">
            <chart:title svg:x="0.451cm" svg:y="5.54cm" chart:style-name="ch7">
              <text:p>Run Time (s)</text:p>
            </chart:title>
            <chart:grid chart:style-name="ch8" chart:class="major"/>
          </chart:axis>
          <chart:series chart:style-name="ch9" chart:values-cell-range-address="Sheet1.S28:Sheet1.S32" chart:label-cell-address="Sheet1.S27:Sheet1.S27" chart:class="chart:line">
            <chart:data-point chart:repeated="5"/>
          </chart:series>
          <chart:series chart:style-name="ch10" chart:values-cell-range-address="Sheet1.T28:Sheet1.T32" chart:label-cell-address="Sheet1.T27:Sheet1.T27" chart:class="chart:line">
            <chart:data-point chart:repeated="5"/>
          </chart:series>
          <chart:series chart:style-name="ch11" chart:values-cell-range-address="" chart:class="chart:line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 Total Time</text:p>
                <draw:g>
                  <svg:desc>Sheet1.S27:Sheet1.S27</svg:desc>
                </draw:g>
              </table:table-cell>
              <table:table-cell office:value-type="string">
                <text:p>GS Total Time</text:p>
                <draw:g>
                  <svg:desc>Sheet1.T27:Sheet1.T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5996">
                <text:p>0.265996</text:p>
                <draw:g>
                  <svg:desc>Sheet1.S28:Sheet1.S32</svg:desc>
                </draw:g>
              </table:table-cell>
              <table:table-cell office:value-type="float" office:value="0.12022">
                <text:p>0.12022</text:p>
                <draw:g>
                  <svg:desc>Sheet1.T28:Sheet1.T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5917">
                <text:p>6.55917</text:p>
              </table:table-cell>
              <table:table-cell office:value-type="float" office:value="2.284">
                <text:p>2.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0448">
                <text:p>70.0448</text:p>
              </table:table-cell>
              <table:table-cell office:value-type="float" office:value="11.834">
                <text:p>11.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7.7233">
                <text:p>387.7233</text:p>
              </table:table-cell>
              <table:table-cell office:value-type="float" office:value="47.42">
                <text:p>47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9.512">
                <text:p>1499.512</text:p>
              </table:table-cell>
              <table:table-cell office:value-type="float" office:value="96.84">
                <text:p>96.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33cm" svg:y="0.316cm" chart:style-name="ch2">
          <text:p>Iteration Times of LU and GS</text:p>
        </chart:title>
        <chart:legend chart:legend-position="end" svg:x="11.931cm" svg:y="3.952cm" style:legend-expansion="high" chart:style-name="ch3"/>
        <chart:plot-area chart:style-name="ch4" table:cell-range-address="Sheet1.P27:Sheet1.P32 Sheet1.R27:Sheet1.R32" chart:data-source-has-labels="row" svg:x="1.331cm" svg:y="1.275cm" svg:width="10.28cm" svg:height="6.564cm">
          <chartooo:coordinate-region svg:x="1.767cm" svg:y="1.474cm" svg:width="9.75cm" svg:height="5.718cm"/>
          <chart:axis chart:dimension="x" chart:name="primary-x" chart:style-name="ch5">
            <chart:title svg:x="5.474cm" svg:y="8.019cm" chart:style-name="ch6">
              <text:p>Mesh Length</text:p>
            </chart:title>
          </chart:axis>
          <chart:axis chart:dimension="y" chart:name="primary-y" chart:style-name="ch5">
            <chart:title svg:x="0.451cm" svg:y="5.818cm" chart:style-name="ch7">
              <text:p>Iteration Time (s)</text:p>
            </chart:title>
            <chart:grid chart:style-name="ch8" chart:class="major"/>
          </chart:axis>
          <chart:series chart:style-name="ch9" chart:values-cell-range-address="Sheet1.P28:Sheet1.P32" chart:label-cell-address="Sheet1.P27:Sheet1.P27" chart:class="chart:line">
            <chart:data-point chart:repeated="5"/>
          </chart:series>
          <chart:series chart:style-name="ch10" chart:values-cell-range-address="Sheet1.R28:Sheet1.R32" chart:label-cell-address="Sheet1.R27:Sheet1.R2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 Iteration Time</text:p>
                <draw:g>
                  <svg:desc>Sheet1.P27:Sheet1.P27</svg:desc>
                </draw:g>
              </table:table-cell>
              <table:table-cell office:value-type="string">
                <text:p>GS Iteration Time</text:p>
                <draw:g>
                  <svg:desc>Sheet1.R27:Sheet1.R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684">
                <text:p>0.003684</text:p>
                <draw:g>
                  <svg:desc>Sheet1.P28:Sheet1.P32</svg:desc>
                </draw:g>
              </table:table-cell>
              <table:table-cell office:value-type="float" office:value="0.006011">
                <text:p>0.006011</text:p>
                <draw:g>
                  <svg:desc>Sheet1.R28:Sheet1.R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43">
                <text:p>0.04143</text:p>
              </table:table-cell>
              <table:table-cell office:value-type="float" office:value="0.1142">
                <text:p>0.1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92">
                <text:p>0.1992</text:p>
              </table:table-cell>
              <table:table-cell office:value-type="float" office:value="0.5917">
                <text:p>0.59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07">
                <text:p>0.5907</text:p>
              </table:table-cell>
              <table:table-cell office:value-type="float" office:value="2.371">
                <text:p>2.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48">
                <text:p>1.448</text:p>
              </table:table-cell>
              <table:table-cell office:value-type="float" office:value="4.842">
                <text:p>4.8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